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f06" officeooo:paragraph-rsid="0006cf06"/>
    </style:style>
    <style:style style:name="P2" style:family="paragraph" style:parent-style-name="Standard">
      <style:text-properties officeooo:rsid="0006cf06" officeooo:paragraph-rsid="0006cf06"/>
    </style:style>
    <style:style style:name="T1" style:family="text">
      <style:text-properties officeooo:rsid="00070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nsibility Modelling Study <text:span text:style-name="T1">Pre-</text:span>Questionnaire</text:p>
      <text:p text:style-name="P1"/>
      <text:p text:style-name="P1"/>
      <text:p text:style-name="P1">Participant ID: </text:p>
      <text:p text:style-name="P1"/>
      <text:p text:style-name="P1"/>
      <text:p text:style-name="P1">What modelling techniques do you have previous experience of using? (please include data, software and system models technique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ve you previously encountered responsibility modelling? If so, please briefly describe your experien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ve you previous been involved in projects involving systems modelling, or built or used systems models as part of your work? If so, please give a brief descrip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Simpson</meta:initial-creator>
    <meta:creation-date>2016-08-03T19:02:14.747111728</meta:creation-date>
    <dc:date>2016-11-11T17:51:37.986376065</dc:date>
    <dc:creator>Robbie Simpson</dc:creator>
    <meta:editing-duration>PT4M47S</meta:editing-duration>
    <meta:editing-cycles>3</meta:editing-cycles>
    <meta:generator>LibreOffice/4.4.4.3$Linux_X86_64 LibreOffice_project/40m0$Build-3</meta:generator>
    <meta:document-statistic meta:table-count="0" meta:image-count="0" meta:object-count="0" meta:page-count="1" meta:paragraph-count="5" meta:word-count="65" meta:character-count="463" meta:non-whitespace-character-count="402"/>
  </office:meta>
</office:document-meta>
</file>